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8.39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Catalog R_{1/2} (px)</text:p>
          </table:table-cell>
          <table:table-cell table:style-name="ce1" office:value-type="string" calcext:value-type="string">
            <text:p>OII diameter (px)</text:p>
          </table:table-cell>
          <table:table-cell table:style-name="ce1" office:value-type="string" calcext:value-type="string">
            <text:p>Visible structure ?</text:p>
          </table:table-cell>
          <table:table-cell table:style-name="ce1" office:value-type="string" calcext:value-type="string">
            <text:p>Whole map before cleaning ?</text:p>
          </table:table-cell>
          <table:table-cell table:style-name="ce1" office:value-type="string" calcext:value-type="string">
            <text:p>Complete structure ?</text:p>
          </table:table-cell>
          <table:table-cell table:style-name="ce1" office:value-type="string" calcext:value-type="string">
            <text:p>Smooth structure ?</text:p>
          </table:table-cell>
          <table:table-cell table:style-name="ce1" office:value-type="string" calcext:value-type="string">
            <text:p>Smooth structure before cleaning ?</text:p>
          </table:table-cell>
          <table:table-cell table:style-name="ce1" office:value-type="string" calcext:value-type="string">
            <text:p>Multiple structures ?</text:p>
          </table:table-cell>
          <table:table-cell table:style-name="ce1" office:value-type="string" calcext:value-type="string">
            <text:p>Multiple structures before cleaning ?</text:p>
          </table:table-cell>
          <table:table-cell table:style-name="ce1" office:value-type="string" calcext:value-type="string">
            <text:p>Comment</text:p>
          </table:table-cell>
          <table:table-cell table:number-columns-repeated="1012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1" office:value-type="string" calcext:value-type="string">
            <text:p>34_d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2.8" calcext:value-type="float">
            <text:p>12.8</text:p>
          </table:table-cell>
          <table:table-cell table:style-name="ce3"/>
          <table:table-cell table:number-columns-repeated="2" table:style-name="ce1" office:value-type="string" calcext:value-type="string">
            <text:p>No</text:p>
          </table:table-cell>
          <table:table-cell table:style-name="ce1"/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1" office:value-type="string" calcext:value-type="string">
            <text:p>34_bs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2.8" calcext:value-type="float">
            <text:p>12.8</text:p>
          </table:table-cell>
          <table:table-cell table:style-name="ce3"/>
          <table:table-cell table:number-columns-repeated="2" table:style-name="ce1" office:value-type="string" calcext:value-type="string">
            <text:p>No</text:p>
          </table:table-cell>
          <table:table-cell table:style-name="ce1"/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.5" calcext:value-type="float">
            <text:p>11.5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1" office:value-type="string" calcext:value-type="string">
            <text:p>32-M2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11.5" calcext:value-type="float">
            <text:p>11.5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1" office:value-type="string" calcext:value-type="string">
            <text:p>32-M1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galaxy before cleaning is small (6px)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32-M1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1" office:value-type="string" calcext:value-type="string">
            <text:p>32-M1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14.9" calcext:value-type="float">
            <text:p>14.9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11.9" calcext:value-type="float">
            <text:p>11.9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/>
          <table:table-cell table:number-columns-repeated="10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.1" calcext:value-type="float">
            <text:p>12.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13.6" calcext:value-type="float">
            <text:p>13.6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background quite strong</text:p>
          </table:table-cell>
          <table:table-cell table:number-columns-repeated="10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14.4" calcext:value-type="float">
            <text:p>14.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galaxy seems to be cut at positions where there is a strong signal</text:p>
          </table:table-cell>
          <table:table-cell table:number-columns-repeated="10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13.1" calcext:value-type="float">
            <text:p>13.1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2.1" calcext:value-type="float">
            <text:p>12.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2.7" calcext:value-type="float">
            <text:p>12.7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2.8" calcext:value-type="float">
            <text:p>12.8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4.9" calcext:value-type="float">
            <text:p>14.9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eems to have arms</text:p>
          </table:table-cell>
          <table:table-cell table:number-columns-repeated="101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11.9" calcext:value-type="float">
            <text:p>11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float" office:value="12.6" calcext:value-type="float">
            <text:p>12.6</text:p>
          </table:table-cell>
          <table:table-cell office:value-type="float" office:value="8.5" calcext:value-type="float">
            <text:p>8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_d</text:p>
          </table:table-cell>
          <table:table-cell office:value-type="float" office:value="108" calcext:value-type="float">
            <text:p>108</text:p>
          </table:table-cell>
          <table:table-cell office:value-type="float" office:value="12.5" calcext:value-type="float">
            <text:p>12.5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_bs</text:p>
          </table:table-cell>
          <table:table-cell office:value-type="float" office:value="108" calcext:value-type="float">
            <text:p>108</text:p>
          </table:table-cell>
          <table:table-cell office:value-type="float" office:value="12.5" calcext:value-type="float">
            <text:p>12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37" calcext:value-type="float">
            <text:p>137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here is a strong signal on the top edge and two weaker ones in the cent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12" calcext:value-type="float">
            <text:p>12</text:p>
          </table:table-cell>
          <table:table-cell office:value-type="float" office:value="13.1" calcext:value-type="float">
            <text:p>13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e seems to be a structure on the bottom edg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2" calcext:value-type="float">
            <text:p>12</text:p>
          </table:table-cell>
          <table:table-cell office:value-type="float" office:value="13.1" calcext:value-type="float">
            <text:p>13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ucture is slightly more visibl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17" calcext:value-type="float">
            <text:p>17</text:p>
          </table:table-cell>
          <table:table-cell office:value-type="float" office:value="13.1" calcext:value-type="float">
            <text:p>13.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e seems to be a structure on the bottom edg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7" calcext:value-type="float">
            <text:p>17</text:p>
          </table:table-cell>
          <table:table-cell office:value-type="float" office:value="13.1" calcext:value-type="float">
            <text:p>13.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re seems to be a structure on the bottom edg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63" calcext:value-type="float">
            <text:p>63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63" calcext:value-type="float">
            <text:p>63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141" calcext:value-type="float">
            <text:p>141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here seems to be a large structure with a strong signal in the lower left of the image but it is cut too much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154" calcext:value-type="float">
            <text:p>154</text:p>
          </table:table-cell>
          <table:table-cell office:value-type="float" office:value="12.8" calcext:value-type="float">
            <text:p>12.8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172" calcext:value-type="float">
            <text:p>172</text:p>
          </table:table-cell>
          <table:table-cell office:value-type="float" office:value="11.9" calcext:value-type="float">
            <text:p>11.9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28" calcext:value-type="float">
            <text:p>228</text:p>
          </table:table-cell>
          <table:table-cell office:value-type="float" office:value="13.2" calcext:value-type="float">
            <text:p>13.2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ong fluctuations in the backgroun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34" calcext:value-type="float">
            <text:p>234</text:p>
          </table:table-cell>
          <table:table-cell office:value-type="float" office:value="12.9" calcext:value-type="float">
            <text:p>12.9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52" calcext:value-type="float">
            <text:p>252</text:p>
          </table:table-cell>
          <table:table-cell office:value-type="float" office:value="13.9" calcext:value-type="float">
            <text:p>13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two galaxies seem blended with a short distance between the two OII peak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320" calcext:value-type="float">
            <text:p>320</text:p>
          </table:table-cell>
          <table:table-cell office:value-type="float" office:value="12.7" calcext:value-type="float">
            <text:p>12.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376" calcext:value-type="float">
            <text:p>376</text:p>
          </table:table-cell>
          <table:table-cell office:value-type="float" office:value="12.8" calcext:value-type="float">
            <text:p>12.8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2-M1</text:p>
          </table:table-cell>
          <table:table-cell office:value-type="float" office:value="414" calcext:value-type="float">
            <text:p>414</text:p>
          </table:table-cell>
          <table:table-cell office:value-type="float" office:value="14.1" calcext:value-type="float">
            <text:p>14.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size is that of the main galaxy</text:p>
          </table:table-cell>
          <table:table-cell table:number-columns-repeated="101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float" office:value="11.9" calcext:value-type="float">
            <text:p>11.9</text:p>
          </table:table-cell>
          <table:table-cell office:value-type="float" office:value="6.7" calcext:value-type="float">
            <text:p>6.7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12.2" calcext:value-type="float">
            <text:p>12.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ucture in uncleaned map is quite small</text:p>
          </table:table-cell>
          <table:table-cell table:number-columns-repeated="10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  <table:table-cell office:value-type="float" office:value="11.8" calcext:value-type="float">
            <text:p>11.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1.8" calcext:value-type="float">
            <text:p>11.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ong fluctuations in the background</text:p>
          </table:table-cell>
          <table:table-cell table:number-columns-repeated="10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3.7" calcext:value-type="float">
            <text:p>13.7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4.3" calcext:value-type="float">
            <text:p>14.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14.6" calcext:value-type="float">
            <text:p>14.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4.4" calcext:value-type="float">
            <text:p>14.4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12.8" calcext:value-type="float">
            <text:p>12.8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trong fluctuations, difficult to find a dominant structure</text:p>
          </table:table-cell>
          <table:table-cell table:number-columns-repeated="101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7:36:32.858818350</meta:creation-date>
    <dc:date>2019-04-19T20:24:48.512872627</dc:date>
    <meta:editing-duration>PT2H47M54S</meta:editing-duration>
    <meta:editing-cycles>40</meta:editing-cycles>
    <meta:generator>LibreOffice/6.1.5.2$Linux_X86_64 LibreOffice_project/10$Build-2</meta:generator>
    <meta:document-statistic meta:table-count="1" meta:cell-count="532" meta:object-count="0"/>
    <meta:user-defined meta:name="qrichtext">1</meta:user-defined>
  </office:meta>
</office:document-meta>
</file>